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13.09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Folha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Default"/>
        <table:table-column table:style-name="co2" table:number-columns-repeated="1021" table:default-cell-style-name="Default"/>
        <table:table-row table:style-name="ro2">
          <table:table-cell table:style-name="ce1"/>
          <table:table-cell table:style-name="ce2" office:value-type="string">
            <text:p>Project</text:p>
          </table:table-cell>
          <table:table-cell table:style-name="ce4"/>
          <table:table-cell table:style-name="ce5" table:number-columns-repeated="1021"/>
        </table:table-row>
        <table:table-row table:style-name="ro4">
          <table:table-cell table:style-name="ce2" office:value-type="string">
            <text:p>#</text:p>
          </table:table-cell>
          <table:table-cell table:style-name="ce2" office:value-type="string">
            <text:p>Date</text:p>
          </table:table-cell>
          <table:table-cell table:style-name="ce4" office:value-type="string">
            <text:p><text:s text:c="2"/>TODO</text:p>
          </table:table-cell>
          <table:table-cell table:style-name="ce5" table:number-columns-repeated="1021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3]+1" office:value-type="float" office:value="2">
            <text:p>2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4]+1" office:value-type="float" office:value="3">
            <text:p>3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5]+1" office:value-type="float" office:value="4">
            <text:p>4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6]+1" office:value-type="float" office:value="5">
            <text:p>5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7]+1" office:value-type="float" office:value="6">
            <text:p>6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8]+1" office:value-type="float" office:value="7">
            <text:p>7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9]+1" office:value-type="float" office:value="8">
            <text:p>8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10]+1" office:value-type="float" office:value="9">
            <text:p>9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11]+1" office:value-type="float" office:value="10">
            <text:p>10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12]+1" office:value-type="float" office:value="11">
            <text:p>11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13]+1" office:value-type="float" office:value="12">
            <text:p>12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14]+1" office:value-type="float" office:value="13">
            <text:p>13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15]+1" office:value-type="float" office:value="14">
            <text:p>14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16]+1" office:value-type="float" office:value="15">
            <text:p>15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17]+1" office:value-type="float" office:value="16">
            <text:p>16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18]+1" office:value-type="float" office:value="17">
            <text:p>17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19]+1" office:value-type="float" office:value="18">
            <text:p>18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20]+1" office:value-type="float" office:value="19">
            <text:p>19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21]+1" office:value-type="float" office:value="20">
            <text:p>20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22]+1" office:value-type="float" office:value="21">
            <text:p>21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23]+1" office:value-type="float" office:value="22">
            <text:p>22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24]+1" office:value-type="float" office:value="23">
            <text:p>23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25]+1" office:value-type="float" office:value="24">
            <text:p>24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26]+1" office:value-type="float" office:value="25">
            <text:p>25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27]+1" office:value-type="float" office:value="26">
            <text:p>26</text:p>
          </table:table-cell>
          <table:table-cell table:style-name="ce2"/>
          <table:table-cell table:style-name="ce4"/>
          <table:table-cell table:style-name="ce5" table:number-columns-repeated="1021"/>
        </table:table-row>
        <table:table-row table:style-name="ro4">
          <table:table-cell table:style-name="ce2" table:formula="of:=[.$A28]+1" office:value-type="float" office:value="27">
            <text:p>27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29]+1" office:value-type="float" office:value="28">
            <text:p>28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30]+1" office:value-type="float" office:value="29">
            <text:p>29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31]+1" office:value-type="float" office:value="30">
            <text:p>30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32]+1" office:value-type="float" office:value="31">
            <text:p>31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33]+1" office:value-type="float" office:value="32">
            <text:p>32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34]+1" office:value-type="float" office:value="33">
            <text:p>33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35]+1" office:value-type="float" office:value="34">
            <text:p>34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36]+1" office:value-type="float" office:value="35">
            <text:p>35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37]+1" office:value-type="float" office:value="36">
            <text:p>36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38]+1" office:value-type="float" office:value="37">
            <text:p>37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39]+1" office:value-type="float" office:value="38">
            <text:p>38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40]+1" office:value-type="float" office:value="39">
            <text:p>39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41]+1" office:value-type="float" office:value="40">
            <text:p>40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42]+1" office:value-type="float" office:value="41">
            <text:p>41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43]+1" office:value-type="float" office:value="42">
            <text:p>42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44]+1" office:value-type="float" office:value="43">
            <text:p>43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45]+1" office:value-type="float" office:value="44">
            <text:p>44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46]+1" office:value-type="float" office:value="45">
            <text:p>45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47]+1" office:value-type="float" office:value="46">
            <text:p>46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48]+1" office:value-type="float" office:value="47">
            <text:p>47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49]+1" office:value-type="float" office:value="48">
            <text:p>48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50]+1" office:value-type="float" office:value="49">
            <text:p>49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51]+1" office:value-type="float" office:value="50">
            <text:p>50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52]+1" office:value-type="float" office:value="51">
            <text:p>51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53]+1" office:value-type="float" office:value="52">
            <text:p>52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54]+1" office:value-type="float" office:value="53">
            <text:p>53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55]+1" office:value-type="float" office:value="54">
            <text:p>54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56]+1" office:value-type="float" office:value="55">
            <text:p>55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57]+1" office:value-type="float" office:value="56">
            <text:p>56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58]+1" office:value-type="float" office:value="57">
            <text:p>57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59]+1" office:value-type="float" office:value="58">
            <text:p>58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60]+1" office:value-type="float" office:value="59">
            <text:p>59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61]+1" office:value-type="float" office:value="60">
            <text:p>60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62]+1" office:value-type="float" office:value="61">
            <text:p>61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63]+1" office:value-type="float" office:value="62">
            <text:p>62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64]+1" office:value-type="float" office:value="63">
            <text:p>63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65]+1" office:value-type="float" office:value="64">
            <text:p>64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66]+1" office:value-type="float" office:value="65">
            <text:p>65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>
          <table:table-cell table:style-name="ce2" table:formula="of:=[.$A67]+1" office:value-type="float" office:value="66">
            <text:p>66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olh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1">01-07-2011</text:date>, <text:time>14:13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élder Silva</meta:initial-creator>
    <meta:creation-date>2011-07-01T13:49:39</meta:creation-date>
    <dc:date>2011-07-01T14:13:48</dc:date>
    <dc:creator>Hélder Silva</dc:creator>
    <meta:editing-duration>PT00H13M16S</meta:editing-duration>
    <meta:editing-cycles>3</meta:editing-cycles>
    <meta:generator>OpenOffice.org/3.2$Unix OpenOffice.org_project/320m12$Build-9483</meta:generator>
    <meta:document-statistic meta:table-count="3" meta:cell-count="70" meta:object-count="0"/>
  </office:meta>
</office:document-meta>
</file>